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2.543cm"/>
    </style:style>
    <style:style style:name="pr2" style:family="presentation" style:parent-style-name="Predefinito-subtitle">
      <style:graphic-properties draw:fill-color="#ffffff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color="#2323dc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0.6cm" text:min-label-width="0.6cm"/>
        <style:text-properties fo:font-family="'Segoe UI'" style:font-style-name="Normale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2.543cm" svg:x="1.4cm" svg:y="0.4cm" presentation:class="title" presentation:user-transformed="true">
          <draw:text-box>
            <text:p>Android: piattaforme</text:p>
          </draw:text-box>
        </draw:frame>
        <draw:frame presentation:style-name="pr2" draw:text-style-name="P1" draw:layer="layout" svg:width="25.199cm" svg:height="17.557cm" svg:x="1.4cm" svg:y="3.186cm" presentation:class="subtitle" presentation:user-transformed="true">
          <draw:text-box>
            <text:list text:style-name="L1">
              <text:list-item>
                <text:p xml:id="id1" text:id="id1" text:style-name="P1">1.6: prima piattaforma usabile su smartphone</text:p>
              </text:list-item>
              <text:list-item>
                <text:p xml:id="id2" text:id="id2" text:style-name="P1">2.2: </text:p>
              </text:list-item>
            </text:list>
            <text:list text:style-name="L2">
              <text:list-item>
                <text:list>
                  <text:list-item>
                    <text:p xml:id="id3" text:id="id3" text:style-name="P1">Garbage collector scaltro (gran parte del codice è relativo alla UI su dalvik)</text:p>
                  </text:list-item>
                  <text:list-item>
                    <text:p xml:id="id4" text:id="id4" text:style-name="P1">JIT</text:p>
                  </text:list-item>
                  <text:list-item>
                    <text:p xml:id="id5" text:id="id5" text:style-name="P1">OpenGLES 2.0</text:p>
                  </text:list-item>
                  <text:list-item>
                    <text:p xml:id="id6" text:id="id6" text:style-name="P1">2-3X velocità rispetto a 2.1</text:p>
                  </text:list-item>
                  <text:list-item>
                    <text:p xml:id="id7" text:id="id7" text:style-name="P1">App in memoria SD</text:p>
                  </text:list-item>
                </text:list>
              </text:list-item>
              <text:list-item>
                <text:p xml:id="id8" text:id="id8" text:style-name="P1">2.3: </text:p>
                <text:list>
                  <text:list-item>
                    <text:p xml:id="id9" text:id="id9" text:style-name="P1">rifinitura elementi grafici</text:p>
                  </text:list-item>
                  <text:list-item>
                    <text:p xml:id="id10" text:id="id10" text:style-name="P1">Nuovi sensori (giroscopio barometro)</text:p>
                  </text:list-item>
                </text:list>
              </text:list-item>
              <text:list-item>
                <text:p xml:id="id11" text:id="id11" text:style-name="P1">3.X:</text:p>
                <text:list>
                  <text:list-item>
                    <text:p xml:id="id12" text:id="id12" text:style-name="P1">Nuovo settore tablet. Poco successo ma basi per il successivo 4.X (Holo, NavBar, ActionBar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roid: piattaforme</text:p>
          </draw:text-box>
        </draw:frame>
        <draw:frame presentation:style-name="pr2" draw:text-style-name="P2" draw:layer="layout" svg:width="25.199cm" svg:height="13.795cm" svg:x="1.4cm" svg:y="5.067cm" presentation:class="subtitle" presentation:user-transformed="true">
          <draw:text-box>
            <text:list text:style-name="L1">
              <text:list-header>
                <text:p xml:id="id13" text:id="id13" text:style-name="P2">Grande salto a livello di grafica per standardizzare la user experience tra smarphone e tablet</text:p>
                <text:p text:style-name="P2"/>
              </text:list-header>
              <text:list-item>
                <text:p xml:id="id14" text:id="id14" text:style-name="P1">4.0: unione delle interfacce smartphone e tablet sotto un unico S.O. (Fragment)</text:p>
              </text:list-item>
              <text:list-item>
                <text:p xml:id="id15" text:id="id15" text:style-name="P1"><text:span text:style-name="T1">4.1 (Jelly Bean)</text:span>: </text:p>
              </text:list-item>
            </text:list>
            <text:list text:style-name="L2">
              <text:list-item>
                <text:list>
                  <text:list-item>
                    <text:p xml:id="id16" text:id="id16" text:style-name="P1">Supporto nativo x86</text:p>
                  </text:list-item>
                  <text:list-item>
                    <text:p xml:id="id17" text:id="id17" text:style-name="P1">Project Butter: Android a livello di fluidità di iOS</text:p>
                    <text:p xml:id="id18" text:id="id18" text:style-name="P1">(vsync timing, triple buffering)</text:p>
                  </text:list-item>
                  <text:list-item>
                    <text:p xml:id="id19" text:id="id19" text:style-name="P1">Expandable Notifica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xml:id="id20" text:id="id20" text:style-name="P1">Multichannel audio (hdmi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4" draw:layer="layout" svg:width="25.199cm" svg:height="3.506cm" svg:x="1.4cm" svg:y="0.837cm" presentation:class="title">
          <draw:text-box>
            <text:p>Android: piattaforme</text:p>
          </draw:text-box>
        </draw:frame>
        <draw:frame presentation:style-name="pr2" draw:text-style-name="P2" draw:layer="layout" svg:width="25.199cm" svg:height="13.795cm" svg:x="1.4cm" svg:y="5.067cm" presentation:class="subtitle" presentation:user-transformed="true">
          <draw:text-box>
            <text:list text:style-name="L1">
              <text:list-item>
                <text:p xml:id="id21" text:id="id21" text:style-name="P1"><text:span text:style-name="T1">4.2</text:span>: </text:p>
              </text:list-item>
            </text:list>
            <text:list text:style-name="L2">
              <text:list-item>
                <text:list>
                  <text:list-item>
                    <text:p xml:id="id22" text:id="id22" text:style-name="P1">Swipe tastiera</text:p>
                  </text:list-item>
                  <text:list-item>
                    <text:p xml:id="id23" text:id="id23" text:style-name="P1">Lockscreen widget</text:p>
                  </text:list-item>
                  <text:list-item>
                    <text:p xml:id="id24" text:id="id24" text:style-name="P1">Supporto multiutente</text:p>
                  </text:list-item>
                  <text:list-item>
                    <text:p xml:id="id25" text:id="id25" text:style-name="P1">Risoluzione bug bluetooth trasmissione audio</text:p>
                  </text:list-item>
                  <text:list-item>
                    <text:p xml:id="id26" text:id="id26" text:style-name="P1">External display</text:p>
                  </text:list-item>
                  <text:list-item>
                    <text:p xml:id="id27" text:id="id27" text:style-name="P1">Gpu compute</text:p>
                  </text:list-item>
                  <text:list-item>
                    <text:p xml:id="id28" text:id="id28" text:style-name="P1">Bluetooth stack sviluppato da Google e Broadcom (bluedroid) per rimpiazzare BlueZ</text:p>
                  </text:list-item>
                  <text:list-item>
                    <text:p xml:id="id29" text:id="id29" text:style-name="P1">Low latency Audio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xml:id="id30" text:id="id30" text:style-name="P1">Gamepad &amp; Joystick (HID device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4" draw:layer="layout" svg:width="25.199cm" svg:height="3.506cm" svg:x="1.4cm" svg:y="0.837cm" presentation:class="title">
          <draw:text-box>
            <text:p>Android: piattaforme</text:p>
          </draw:text-box>
        </draw:frame>
        <draw:frame presentation:style-name="pr2" draw:text-style-name="P2" draw:layer="layout" svg:width="25.199cm" svg:height="16.303cm" svg:x="1.4cm" svg:y="3.813cm" presentation:class="subtitle" presentation:user-transformed="true">
          <draw:text-box>
            <text:list text:style-name="L2">
              <text:list-item>
                <text:p xml:id="id31" text:id="id31" text:style-name="P1"><text:span text:style-name="T1">4.3</text:span>: </text:p>
                <text:list>
                  <text:list-item>
                    <text:p xml:id="id32" text:id="id32" text:style-name="P1">OpenGLES 3.0</text:p>
                  </text:list-item>
                  <text:list-item>
                    <text:p xml:id="id33" text:id="id33" text:style-name="P1">Accesso notifiche dalle apps</text:p>
                  </text:list-item>
                  <text:list-item>
                    <text:p xml:id="id34" text:id="id34" text:style-name="P1">Bluetooth 4.0 (Wearable Devices)</text:p>
                  </text:list-item>
                  <text:list-item>
                    <text:p xml:id="id35" text:id="id35" text:style-name="P1">Prestazioni filesystem con fstrim</text:p>
                  </text:list-item>
                  <text:list-item>
                    <text:p xml:id="id36" text:id="id36" text:style-name="P1">Supporto risoluzione 4K</text:p>
                  </text:list-item>
                  <text:list-item>
                    <text:p xml:id="id37" text:id="id37" text:style-name="P1">Audio Video Remote Control Profile (AVRCP)</text:p>
                  </text:list-item>
                  <text:list-item>
                    <text:p xml:id="id38" text:id="id38" text:style-name="P1">SELinux</text:p>
                  </text:list-item>
                </text:list>
              </text:list-item>
              <text:list-item>
                <text:p xml:id="id39" text:id="id39" text:style-name="P1"><text:span text:style-name="T2">4.4 (KitKat)</text:span>: </text:p>
                <text:list>
                  <text:list-item>
                    <text:p xml:id="id40" text:id="id40" text:style-name="P1">Webview basata su Chromium (V8 JS engine aggiornato, Blink rendering engine)</text:p>
                  </text:list-item>
                  <text:list-item>
                    <text:p xml:id="id41" text:id="id41" text:style-name="P1">Audio tunnelling (carico DSP e scarico la CPU)</text:p>
                  </text:list-item>
                  <text:list-item>
                    <text:p xml:id="id42" text:id="id42" text:style-name="P1">Bluetooth Message Access Profi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4" draw:layer="layout" svg:width="25.199cm" svg:height="3.506cm" svg:x="1.4cm" svg:y="0.837cm" presentation:class="title">
          <draw:text-box>
            <text:p>Android: piattaforme</text:p>
          </draw:text-box>
        </draw:frame>
        <draw:frame presentation:style-name="pr2" draw:text-style-name="P2" draw:layer="layout" svg:width="25.199cm" svg:height="12.179cm" svg:x="1.4cm" svg:y="5.875cm" presentation:class="subtitle" presentation:user-transformed="true">
          <draw:text-box>
            <text:list text:style-name="L2">
              <text:list-item>
                <text:p xml:id="id43" text:id="id43" text:style-name="P1"><text:span text:style-name="T2">4.4 (KitKat)</text:span>: </text:p>
                <text:list>
                  <text:list-item>
                    <text:p xml:id="id44" text:id="id44" text:style-name="P1">NavBar + StatusBar trasparenti</text:p>
                  </text:list-item>
                  <text:list-item>
                    <text:p xml:id="id45" text:id="id45" text:style-name="P1">Screencast in mp4</text:p>
                  </text:list-item>
                  <text:list-item>
                    <text:p xml:id="id46" text:id="id46" text:style-name="P1">Framework di stampa</text:p>
                  </text:list-item>
                  <text:list-item>
                    <text:p xml:id="id47" text:id="id47" text:style-name="P1">Nuovi sensori: vettore rotazione geomagnetica, rilevatore contatore passi</text:p>
                  </text:list-item>
                  <text:list-item>
                    <text:p xml:id="id48" text:id="id48" text:style-name="P1">Ottimizzato per dispositivi con 512MB RAM</text:p>
                  </text:list-item>
                  <text:list-item>
                    <text:p xml:id="id49" text:id="id49" text:style-name="P1">zRam, ART (opzionali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frame presentation:style-name="pr4" draw:layer="layout" svg:width="25.199cm" svg:height="3.506cm" svg:x="1.4cm" svg:y="0.837cm" presentation:class="title">
          <draw:text-box>
            <text:p>Android: caratteristiche comuni e differenze</text:p>
          </draw:text-box>
        </draw:frame>
        <draw:frame presentation:style-name="pr2" draw:text-style-name="P2" draw:layer="layout" svg:width="25.199cm" svg:height="12.179cm" svg:x="1.4cm" svg:y="5.875cm" presentation:class="subtitle" presentation:user-transformed="true">
          <draw:text-box>
            <text:list text:style-name="L2">
              <text:list-item>
                <text:p xml:id="id50" text:id="id50" text:style-name="P1">Comuni: </text:p>
                <text:list>
                  <text:list-item>
                    <text:p xml:id="id51" text:id="id51" text:style-name="P1">Retrocompatibilità aggiornamenti interfaccia assicurata da librerie di supporto (o da framework tipo ActionBarSherlock)</text:p>
                  </text:list-item>
                  <text:list-item>
                    <text:p xml:id="id52" text:id="id52" text:style-name="P1">Interfaccia Holo consolidata</text:p>
                  </text:list-item>
                  <text:list-item>
                    <text:p xml:id="id53" text:id="id53" text:style-name="P1">OpenGLES 2.0</text:p>
                  </text:list-item>
                  <text:list-item>
                    <text:p xml:id="id54" text:id="id54" text:style-name="P1">Supporto Armv7, MIPS, x86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roid: caratteristiche comuni e differenze</text:p>
          </draw:text-box>
        </draw:frame>
        <draw:frame presentation:style-name="pr2" draw:text-style-name="P2" draw:layer="layout" svg:width="25.199cm" svg:height="12.541cm" svg:x="1.4cm" svg:y="5.694cm" presentation:class="subtitle" presentation:user-transformed="true">
          <draw:text-box>
            <text:list text:style-name="L2">
              <text:list-item>
                <text:p xml:id="id55" text:id="id55" text:style-name="P1">Differenze: si limitano ad aggiornamenti cumulativi per l'espansione in più settori:</text:p>
                <text:list>
                  <text:list-item>
                    <text:list>
                      <text:list-header>
                        <text:p xml:id="id56" text:id="id56" text:style-name="P1">- 4K, AVRCP, gamepad → tv, intrattenimento</text:p>
                      </text:list-header>
                      <text:list-item>
                        <text:p xml:id="id57" text:id="id57" text:style-name="P1">- 512MB ram, profili bluetooth, audio tunnelling, fullscreen, zRam → wearable, automotive</text:p>
                      </text:list-item>
                    </text:list>
                  </text:list-item>
                </text:list>
                <text:p xml:id="id58" text:id="id58" text:style-name="P1">allo sfruttamento di tutte le unità di calcolo dei moderni smartphone (DSP, GPU)</text:p>
                <text:p xml:id="id59" text:id="id59" text:style-name="P1">accentramento delle tecnologie:</text:p>
                <text:list>
                  <text:list-item text:start-value="1">
                    <text:p xml:id="id60" text:id="id60" text:style-name="P1">Web: Chrome, Webview, ChromeOS</text:p>
                  </text:list-item>
                  <text:list-item>
                    <text:p xml:id="id61" text:id="id61" text:style-name="P1">Gestione S.O.: zRa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02T13:40:12.918000000</meta:creation-date>
    <dc:date>2014-02-06T15:32:54</dc:date>
    <meta:editing-duration>PT1H27M39S</meta:editing-duration>
    <meta:editing-cycles>12</meta:editing-cycles>
    <meta:generator>LibreOffice/3.5$Linux_x86 LibreOffice_project/350m1$Build-2</meta:generator>
    <dc:creator>Diego </dc:creator>
    <meta:document-statistic meta:object-count="49"/>
  </office:meta>
</office:document-meta>
</file>